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1" fo:font-size="10pt" fo:font-weight="bold" style:font-name-asian="TimesNewRomanPS-BoldMT" style:font-size-asian="10pt" style:font-weight-asian="bold" style:font-name-complex="TimesNewRomanPS-BoldMT" style:font-size-complex="10pt" style:font-weight-complex="bold"/>
    </style:style>
    <style:style style:name="P2"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3" style:family="paragraph" style:parent-style-name="Standard">
      <style:paragraph-properties fo:text-align="start" style:justify-single-word="false" style:text-autospace="none"/>
      <style:text-properties style:font-name="Helvetica" fo:font-size="10pt" fo:font-weight="bold" style:font-name-asian="TimesNewRomanPS-BoldMT" style:font-size-asian="10pt" style:font-weight-asian="bold" style:font-name-complex="TimesNewRomanPS-BoldMT" style:font-size-complex="10pt" style:font-weight-complex="bold"/>
    </style:style>
    <style:style style:name="P4" style:family="paragraph" style:parent-style-name="Standard">
      <style:paragraph-properties fo:text-align="start" style:justify-single-word="false" style:text-autospace="none"/>
      <style:text-properties style:font-name="Helvetica" fo:font-size="10pt" fo:font-weight="normal" style:font-name-asian="TimesNewRomanPS-BoldMT" style:font-size-asian="10pt" style:font-weight-asian="normal" style:font-name-complex="TimesNewRomanPS-BoldMT" style:font-size-complex="10pt" style:font-weight-complex="normal"/>
    </style:style>
    <style:style style:name="P5" style:family="paragraph" style:parent-style-name="Standard">
      <style:paragraph-properties fo:text-align="start" style:justify-single-word="false" style:text-autospace="none"/>
      <style:text-properties style:font-name="Courier New" fo:font-size="10pt" fo:font-weight="normal" style:font-name-asian="TimesNewRomanPS-BoldMT" style:font-size-asian="10pt" style:font-weight-asian="normal" style:font-name-complex="TimesNewRomanPS-BoldMT" style:font-size-complex="10pt" style:font-weight-complex="normal"/>
    </style:style>
    <style:style style:name="P6" style:family="paragraph" style:parent-style-name="Standard">
      <style:paragraph-properties fo:text-align="start" style:justify-single-word="false" style:text-autospace="none"/>
      <style:text-properties style:font-name="Courier New" fo:font-size="10pt" fo:font-weight="bold" style:font-name-asian="TimesNewRomanPS-BoldMT" style:font-size-asian="10pt" style:font-weight-asian="bold" style:font-name-complex="TimesNewRomanPS-BoldMT" style:font-size-complex="10pt" style:font-weight-complex="bold"/>
    </style:style>
    <style:style style:name="P7" style:family="paragraph" style:parent-style-name="Standard">
      <style:paragraph-properties fo:text-align="start" style:justify-single-word="false" style:text-autospace="none"/>
    </style:style>
    <style:style style:name="P8" style:family="paragraph" style:parent-style-name="Text_20_body">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Standard" style:list-style-name="L1">
      <style:paragraph-properties fo:text-align="start" style:justify-single-word="false" style:text-autospace="none"/>
      <style:text-properties style:font-name="Courier New" fo:font-size="10pt" fo:font-weight="bold" style:font-name-asian="TimesNewRomanPS-BoldMT" style:font-size-asian="10pt" style:font-weight-asian="bold" style:font-name-complex="TimesNewRomanPS-BoldMT" style:font-size-complex="10pt" style:font-weight-complex="bold"/>
    </style:style>
    <style:style style:name="P10" style:family="paragraph" style:parent-style-name="Standard" style:list-style-name="L2">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1" style:family="paragraph" style:parent-style-name="Standard" style:list-style-name="L2">
      <style:paragraph-properties fo:text-align="start" style:justify-single-word="false" style:text-autospace="none"/>
      <style:text-properties fo:font-size="10pt" style:font-size-asian="10pt" style:font-size-complex="10pt"/>
    </style:style>
    <style:style style:name="P12" style:family="paragraph" style:parent-style-name="Standard" style:list-style-name="L2">
      <style:paragraph-properties fo:text-align="start" style:justify-single-word="false" style:text-autospace="none"/>
      <style:text-properties fo:font-size="10pt" fo:font-weight="bold" style:font-size-asian="10pt" style:font-weight-asian="bold" style:font-size-complex="10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color="#000000" fo:font-weight="normal" style:font-name-asian="TimesNewRomanPS-BoldMT" style:font-weight-asian="normal" style:font-name-complex="TimesNewRomanPS-BoldMT" style:font-weight-complex="normal"/>
    </style:style>
    <style:style style:name="T4" style:family="text">
      <style:text-properties style:font-name="Helvetica1" fo:font-size="10pt" fo:font-weight="bold" style:font-size-asian="10pt" style:font-weight-asian="bold" style:font-size-complex="10pt" style:font-weight-complex="bold"/>
    </style:style>
    <style:style style:name="T5" style:family="text">
      <style:text-properties fo:font-variant="normal" fo:text-transform="none" fo:color="#000000" style:font-name="Courier New" fo:font-size="10pt" fo:font-style="normal" fo:font-weight="normal" style:font-size-asian="10pt" style:font-size-complex="10pt"/>
    </style:style>
    <style:style style:name="T6" style:family="text">
      <style:text-properties fo:font-variant="normal" fo:text-transform="none" fo:color="#000000" style:font-name="Courier New" fo:font-size="10pt" fo:font-style="italic" fo:font-weight="normal" style:font-size-asian="10pt" style:font-size-complex="10pt"/>
    </style:style>
    <style:style style:name="T7" style:family="text">
      <style:text-properties style:font-name="Courier New" fo:font-size="10pt" fo:font-weight="normal" style:font-name-asian="TimesNewRomanPS-BoldMT" style:font-size-asian="10pt" style:font-weight-asian="normal" style:font-name-complex="TimesNewRomanPS-BoldMT"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64 – Web Systems Programming – Spring 2017</text:p>
      <text:p text:style-name="P1">Homework Assignment 3 – HTML Outline Generator</text:p>
      <text:p text:style-name="P1">Due Wednesday, 3/1/16, 11:00pm</text:p>
      <text:p text:style-name="P1"/>
      <text:p text:style-name="P3">Objective</text:p>
      <text:p text:style-name="P2">To get some practice doing DOM manipulation using Javascript and jQuery.</text:p>
      <text:p text:style-name="P2"/>
      <text:p text:style-name="P3">Description</text:p>
      <text:p text:style-name="P2">You will create a Javascript application that, when embedded on an HTML page, will traverse the DOM tree for the page and create an outline representing the structure of the html page and embed that outline at the bottom of the page.</text:p>
      <text:p text:style-name="P2"/>
      <text:p text:style-name="P8"><text:span text:style-name="T4">Collaboration Reminder</text:span><text:span text:style-name="T2"><text:line-break/>* </text:span>You must submit your own work.<text:line-break/>* In particular, you may not:<text:line-break/> <text:s/>- Show your code to any of your classmates.<text:line-break/> <text:s/>- Look at or copy anyone else's code.<text:line-break/> <text:s/>- Copy material found on the Internet.<text:line-break/> <text:s/>- <text:span text:style-name="T3">Work together on an assignment</text:span></text:p>
      <text:p text:style-name="P3">Example</text:p>
      <text:p text:style-name="P4">The following page:</text:p>
      <text:p text:style-name="P4"/>
      <text:p text:style-name="P5">&lt;html&gt;</text:p>
      <text:p text:style-name="P5">&lt;head&gt;</text:p>
      <text:p text:style-name="P5">&lt;/head&gt;</text:p>
      <text:p text:style-name="P5">&lt;body&gt;</text:p>
      <text:p text:style-name="P5"><text:s text:c="3"/>&lt;h1&gt;Hello World&lt;/h1&gt;</text:p>
      <text:p text:style-name="P7"><text:span text:style-name="T7"><text:s text:c="3"/></text:span><text:span text:style-name="T7">&lt;script </text:span><text:span text:style-name="T7">src=”</text:span><text:span text:style-name="Source_20_Text"><text:span text:style-name="T5">http:</text:span></text:span><text:span text:style-name="Source_20_Text"><text:span text:style-name="T6">//code.jquery.com/jquery-2.1.0.min.js</text:span></text:span><text:span text:style-name="T7">” type=”text/javascript”&gt; </text:span><text:span text:style-name="T7"><text:s/></text:span></text:p>
      <text:p text:style-name="P5"><text:s text:c="3"/>&lt;/script&gt;</text:p>
      <text:p text:style-name="P5"><text:s text:c="3"/>&lt;script src=”outline.js” type=”text/javascript”&gt;&lt;/script&gt;</text:p>
      <text:p text:style-name="P5">&lt;/body&gt;</text:p>
      <text:p text:style-name="P5">&lt;/html&gt;</text:p>
      <text:p text:style-name="P6"/>
      <text:p text:style-name="P4">when loaded into the browser will display something close to the following at the bottom of the page:</text:p>
      <text:p text:style-name="P4"/>
      <text:p text:style-name="P5">* html</text:p>
      <text:p text:style-name="P5"><text:s text:c="2"/>* head</text:p>
      <text:p text:style-name="P5"><text:s text:c="2"/>* body</text:p>
      <text:p text:style-name="P5"><text:s text:c="4"/>* h1</text:p>
      <text:p text:style-name="P5"><text:s text:c="6"/>* text(Hello World)</text:p>
      <text:p text:style-name="P5"><text:s text:c="4"/>* script src(”<text:a xlink:type="simple" xlink:href="http://code.jquery.com/jquery-2.1.0.min.js" text:style-name="Internet_20_link" text:visited-style-name="Visited_20_Internet_20_Link">http://code.jquery.com/jquery-2.1.0.min.js</text:a>”) type(”text/javascript”)</text:p>
      <text:p text:style-name="P5"><text:s text:c="4"/>* script src(”outline.js”) type(”text/javascript”)</text:p>
      <text:list xml:id="list8355081649146284030" text:style-name="L1">
        <text:list-header>
          <text:p text:style-name="P9"/>
        </text:list-header>
      </text:list>
      <text:p text:style-name="P3"/>
      <text:p text:style-name="P3">Instructions</text:p>
      <text:list xml:id="list2213353960338206377" text:style-name="L2">
        <text:list-item>
          <text:p text:style-name="P10">Start by creating a new HTML5 project in NetBeans.</text:p>
        </text:list-item>
        <text:list-item>
          <text:p text:style-name="P10">Delete the index.html page and copy your personal web site page into the project, renaming it index.html.</text:p>
        </text:list-item>
        <text:list-item>
          <text:p text:style-name="P11">Create a file, outline.js to hold all of your Javascript code and insert it in index.html using a script tag as shown above. Also include the jquery file (latest version) just <text:span text:style-name="T2">above</text:span> your code.</text:p>
        </text:list-item>
        <text:list-item>
          <text:p text:style-name="P11">In outline.js:</text:p>
          <text:list>
            <text:list-item>
              <text:p text:style-name="P12">Use jQuery to handle all events and DOM traversal and manipulation.</text:p>
            </text:list-item>
            <text:list-item>
              <text:p text:style-name="P11">Use $(document).ready(...) to set a function to fire on page load and build and insert the outline in the page.</text:p>
            </text:list-item>
            <text:list-item>
              <text:p text:style-name="P11">Write a recursive function that will traverse the DOM tree for the page – from the html element down to the leaves (elements with no child nodes). I suggest using a <text:a xlink:type="simple" xlink:href="http://en.wikipedia.org/wiki/Postorder" text:style-name="Internet_20_link" text:visited-style-name="Visited_20_Internet_20_Link">postorder traversal</text:a> of the tree and building the outline from the leaves up. Once the entire outline is created, append it to the body of the page. The outline should be implemented as a &lt;ul&gt; with nested unordered lists for each level in the tree. <text:span text:style-name="T1">Don't</text:span> create the outline by building up a big string of html tags and then convert it to a DOM object; instead, create the DOM objects using jQuery as you go along and use the jQuery methods to put them together (this will require a bit of jQuery research).</text:p>
            </text:list-item>
          </text:list>
        </text:list-item>
        <text:list-item>
          <text:p text:style-name="P11">Zip up the whole project and upload to Course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2-23T12:49:28</dc:date>
    <dc:creator>James Femister</dc:creator>
    <meta:editing-duration>PT4H25M59S</meta:editing-duration>
    <meta:editing-cycles>33</meta:editing-cycles>
    <meta:generator>OpenOffice/4.1.1$Unix OpenOffice.org_project/411m6$Build-9775</meta:generator>
    <meta:document-statistic meta:table-count="0" meta:image-count="0" meta:object-count="0" meta:page-count="1" meta:paragraph-count="37" meta:word-count="412" meta:character-count="2531"/>
  </office:meta>
</office:document-meta>
</file>